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officeooo:rsid="0018f5fe" officeooo:paragraph-rsid="001b5aa4"/>
    </style:style>
    <style:style style:name="P3" style:family="paragraph" style:parent-style-name="Standard">
      <style:text-properties officeooo:rsid="0021fc49" officeooo:paragraph-rsid="0021fc49"/>
    </style:style>
    <style:style style:name="T1" style:family="text">
      <style:text-properties officeooo:rsid="000545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5aa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</text:span><text:span text:style-name="T2">AO <text:s/>(decentralized Autonomous Organization)</text:span></text:p>
      <text:p text:style-name="P2"/>
      <text:p text:style-name="P2"/>
      <text:p text:style-name="P2"><text:span text:style-name="T1">Introduction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7:53.009248112</dc:date>
    <meta:editing-duration>PT4M24S</meta:editing-duration>
    <meta:editing-cycles>11</meta:editing-cycles>
    <meta:document-statistic meta:table-count="0" meta:image-count="0" meta:object-count="0" meta:page-count="1" meta:paragraph-count="2" meta:word-count="5" meta:character-count="56" meta:non-whitespace-character-count="52"/>
  </office:meta>
</office:document-meta>
</file>